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VIOLETA RAMIRE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SORCIO AGROVETERINARIO LAS VIOLETAS S.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ORRAS ACOSTA, MOISES GUILLERM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3041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1T23:24:0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